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812ca7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050f9c" officeooo:paragraph-rsid="01050f9c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077c4b" officeooo:paragraph-rsid="01077c4b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paragraph-rsid="0107fcf4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0f98071"/>
    </style:style>
    <style:style style:name="T5" style:family="text">
      <style:text-properties officeooo:rsid="00fc83af"/>
    </style:style>
    <style:style style:name="T6" style:family="text">
      <style:text-properties officeooo:rsid="00fec2b6"/>
    </style:style>
    <style:style style:name="T7" style:family="text">
      <style:text-properties officeooo:rsid="01061da7"/>
    </style:style>
    <style:style style:name="T8" style:family="text">
      <style:text-properties fo:color="#3465a4" loext:opacity="100%" style:font-name="Calibri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465a4" loext:opacity="100%" style:font-name="Calibri1" fo:font-size="16pt" fo:font-weight="bold" officeooo:rsid="01061da7" style:font-size-asian="16pt" style:font-weight-asian="bold" style:font-size-complex="16pt" style:font-weight-complex="bold"/>
    </style:style>
    <style:style style:name="T10" style:family="text">
      <style:text-properties officeooo:rsid="0106c7dd"/>
    </style:style>
    <style:style style:name="T11" style:family="text">
      <style:text-properties fo:color="#d4d4d4" loext:opacity="100%" style:font-name="Droid Sans Mono" fo:font-size="12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06512026000">
          <table:table-cell table:style-name="Tableau1.A1" table:number-columns-spanned="4" office:value-type="string">
            <text:p text:style-name="P26"><text:span text:style-name="T8">Activité </text:span><text:span text:style-name="T9">4 : Analyse d'un objet</text:span></text:p>
          </table:table-cell>
          <table:covered-table-cell/>
          <table:covered-table-cell/>
          <table:covered-table-cell/>
        </table:table-row>
        <table:table-row table:style-name="TableLine94806511216288">
          <table:table-cell table:style-name="Tableau1.A2" table:number-columns-spanned="2" office:value-type="string">
            <text:p text:style-name="P3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>3<text:span text:style-name="T10">0 min</text:span></text:p>
          </table:table-cell>
          <table:covered-table-cell/>
        </table:table-row>
        <table:table-row table:style-name="TableLine94806510831168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23">Par groupe</text:p>
            <text:p text:style-name="P23">1/2 atelier : lampe de poche</text:p>
            <text:p text:style-name="P23">1/2 atelier : moteur</text:p>
            <text:p text:style-name="P24">?1/2 atelier : dynamo</text:p>
          </table:table-cell>
          <table:covered-table-cell/>
          <table:covered-table-cell/>
          <table:covered-table-cell/>
        </table:table-row>
        <table:table-row table:style-name="TableLine94806511220016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806511221248">
          <table:table-cell table:style-name="Tableau1.A6" office:value-type="string">
            <text:p text:style-name="P11">Déroulement</text:p>
          </table:table-cell>
          <table:table-cell table:style-name="Tableau1.B6" table:number-columns-spanned="2" office:value-type="string">
            <text:p text:style-name="P11">Modalité</text:p>
          </table:table-cell>
          <table:covered-table-cell/>
          <table:table-cell table:style-name="Tableau1.D6" office:value-type="string">
            <text:p text:style-name="P11">Temps</text:p>
          </table:table-cell>
        </table:table-row>
        <table:table-row table:style-name="TableLine94806511223680">
          <table:table-cell table:style-name="Tableau1.A7" office:value-type="string">
            <text:p text:style-name="P9"><text:span text:style-name="T1">Mise </text:span><text:span text:style-name="T2">en place </text:span><text:span text:style-name="T3">et </text:span>Consignes</text:p>
          </table:table-cell>
          <table:table-cell table:style-name="Tableau1.B7" table:number-columns-spanned="2" office:value-type="string">
            <text:p text:style-name="P12">Toute la classe</text:p>
          </table:table-cell>
          <table:covered-table-cell/>
          <table:table-cell table:style-name="Tableau1.D7" office:value-type="string">
            <text:p text:style-name="P13">5-<text:span text:style-name="T3">10</text:span> min</text:p>
          </table:table-cell>
        </table:table-row>
        <table:table-row table:style-name="TableLine94806511226336">
          <table:table-cell table:style-name="Tableau1.A9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94806512598624">
          <table:table-cell table:style-name="Tableau1.A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Line94806512599248">
          <table:table-cell table:style-name="Tableau1.A15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94806512600752">
          <table:table-cell table:style-name="Tableau1.A15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Line94806512601344">
          <table:table-cell table:style-name="Tableau1.A15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4806512602320">
          <table:table-cell table:style-name="Tableau1.A15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Line94806512603024">
          <table:table-cell table:style-name="Tableau1.A15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Line94806512603728">
          <table:table-cell table:style-name="Tableau1.A15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94806512604464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806512605200">
          <table:table-cell table:style-name="Tableau1.A17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Line94806512606768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806512607504">
          <table:table-cell table:style-name="Tableau1.A19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4M13S</meta:editing-duration>
    <meta:editing-cycles>159</meta:editing-cycles>
    <meta:generator>LibreOffice/7.2.1.2$Linux_X86_64 LibreOffice_project/20$Build-2</meta:generator>
    <meta:creation-date>2021-02-11T10:59:54.903285377</meta:creation-date>
    <meta:initial-creator>J Cercy</meta:initial-creator>
    <dc:date>2021-10-03T23:13:14.130512993</dc:date>
    <meta:document-statistic meta:table-count="1" meta:image-count="0" meta:object-count="0" meta:page-count="1" meta:paragraph-count="18" meta:word-count="49" meta:character-count="258" meta:non-whitespace-character-count="227"/>
  </office:meta>
</office:document-meta>
</file>